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list-style-name="L1">
      <style:text-properties fo:font-size="12pt" style:font-size-asian="12pt" style:font-size-complex="12pt"/>
    </style:style>
    <style:style style:name="P5" style:family="paragraph" style:parent-style-name="Standard" style:list-style-name="L2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:</text:p>
      <text:p text:style-name="P1"/>
      <text:list xml:id="list6280586494401818151" text:style-name="L1">
        <text:list-item>
          <text:p text:style-name="P4">Lage en fil med alle variablene som trengs <text:tab/><text:tab/><text:tab/><text:tab/><text:tab/><text:tab/>(Ferdig)</text:p>
        </text:list-item>
        <text:list-item>
          <text:p text:style-name="P4">Få friksjon til å fungere(naiv modell)<text:tab/><text:tab/><text:tab/><text:tab/><text:tab/><text:tab/>(Ferdig)</text:p>
        </text:list-item>
        <text:list-item>
          <text:p text:style-name="P4">Fikse bugen som gjør at klossen må være kvadratisk <text:s text:c="2"/><text:tab/><text:tab/><text:tab/><text:tab/>(Ferdig) </text:p>
        </text:list-item>
        <text:list-item>
          <text:p text:style-name="P4">Bytt til en bedre integrasjonsteknikk (velocity verlet)</text:p>
        </text:list-item>
        <text:list-item>
          <text:p text:style-name="P4">Legg til destructors</text:p>
        </text:list-item>
        <text:list-item>
          <text:p text:style-name="P4">Kunne printe ut posisjonene til alle blokkene, ikke bare de nederste</text:p>
        </text:list-item>
        <text:list-item>
          <text:p text:style-name="P4">Legg til de resterende blokktypene(topp)<text:tab/><text:tab/><text:tab/><text:tab/><text:tab/>(Ferdig med topp)</text:p>
        </text:list-item>
        <text:list-item>
          <text:p text:style-name="P4">Legge på en normalkraft og gravitasjon på de øverste blokkene <text:tab/><text:tab/>(Ferdig, kanskje)</text:p>
        </text:list-item>
        <text:list-item>
          <text:p text:style-name="P4">Implementer den skikkelige friksjonsmodell<text:tab/><text:tab/><text:tab/><text:tab/><text:tab/>(mangler noe)</text:p>
        </text:list-item>
        <text:list-item>
          <text:p text:style-name="P4">Implementere «blanke» blokker</text:p>
        </text:list-item>
        <text:list-item>
          <text:p text:style-name="P4">Forbedre koblingene mellom blokkene/optimaliser<text:tab/><text:tab/><text:tab/><text:tab/>(Trengs nok ikke)</text:p>
        </text:list-item>
        <text:list-item>
          <text:p text:style-name="P4">Lage MakeFile</text:p>
        </text:list-item>
        <text:list-item>
          <text:p text:style-name="P4">La blokken stabiliseres før man dytter</text:p>
        </text:list-item>
        <text:list-item>
          <text:p text:style-name="P4">Endre nu til sqrt(0.1*k*m) i config og block.cpp</text:p>
        </text:list-item>
        <text:list-item>
          <text:p text:style-name="P4">gjøre likevekten til connectorene til lengden hvor f = mu*N(lengden hvor den løsner)</text:p>
        </text:list-item>
        <text:list-item>
          <text:p text:style-name="P4">(qt creator)</text:p>
        </text:list-item>
      </text:list>
      <text:p text:style-name="P2"/>
      <text:list xml:id="list32247996" text:continue-numbering="true" text:style-name="L1">
        <text:list-header>
          <text:p text:style-name="P4"/>
        </text:list-header>
      </text:list>
      <text:p text:style-name="P2"/>
      <text:p text:style-name="P2">Python:</text:p>
      <text:p text:style-name="P2"/>
      <text:list xml:id="list64047715440442190" text:style-name="L2">
        <text:list-item>
          <text:p text:style-name="P5">Lage et bedre visualiseringprogram(Kan bruke slider fra matplotlib widgets)</text:p>
        </text:list-item>
        <text:list-item>
          <text:p text:style-name="P5">Lag et program for å enkelt og grafisk bestemme hvilke blokker som er hvor (Godt på vei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8:12:36.79</meta:creation-date>
    <dc:date>2016-07-05T12:06:14.90</dc:date>
    <meta:editing-duration>P4DT2H41M50S</meta:editing-duration>
    <meta:editing-cycles>32</meta:editing-cycles>
    <meta:generator>OpenOffice.org/3.4.1$Win32 OpenOffice.org_project/341m1$Build-9593</meta:generator>
    <meta:document-statistic meta:table-count="0" meta:image-count="0" meta:object-count="0" meta:page-count="1" meta:paragraph-count="20" meta:word-count="160" meta:character-count="1031"/>
  </office:meta>
</office:document-meta>
</file>